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Calibri" fo:font-size="10pt" fo:language="en" fo:country="US" style:font-size-asian="10pt" style:font-size-complex="10pt"/>
    </style:style>
    <style:style style:name="P3" style:family="paragraph" style:parent-style-name="Standard">
      <style:text-properties style:font-name="Calibri" fo:font-size="10pt" fo:language="en" fo:country="US" fo:font-weight="bold" style:font-size-asian="10pt" style:font-weight-asian="bold" style:font-size-complex="10pt" style:font-weight-complex="bold"/>
    </style:style>
    <style:style style:name="P4" style:family="paragraph" style:parent-style-name="Standard">
      <style:text-properties style:font-name="Calibri" fo:font-size="10pt" fo:language="en" fo:country="US" style:font-size-asian="10pt" style:font-size-complex="10pt"/>
    </style:style>
    <style:style style:name="P5" style:family="paragraph" style:parent-style-name="Standard" style:list-style-name="L1">
      <style:text-properties style:font-name="Calibri" fo:font-size="10pt" fo:language="en" fo:country="US" style:font-size-asian="10pt" style:font-size-complex="10pt"/>
    </style:style>
    <style:style style:name="P6" style:family="paragraph" style:parent-style-name="Standard">
      <style:text-properties style:font-name="Calibri" fo:font-size="10pt" fo:language="en" fo:country="US" fo:font-weight="bold" style:font-size-asian="10pt" style:font-weight-asian="bold" style:font-size-complex="10pt" style:font-weight-complex="bold"/>
    </style:style>
    <style:style style:name="T1" style:family="text">
      <style:text-properties style:font-name="Calibri" fo:font-size="10pt" style:font-size-asian="10pt" style:font-size-complex="10pt"/>
    </style:style>
    <style:style style:name="T2" style:family="text">
      <style:text-properties style:font-name="Calibri"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meon's internship summary.</text:p>
      <text:p text:style-name="P2"/>
      <text:list xml:id="list8790664419349633408" text:style-name="L1">
        <text:list-item>
          <text:p text:style-name="P5">Explain what we are doing in our group.</text:p>
        </text:list-item>
        <text:list-item>
          <text:p text:style-name="P5">Detailed explanation of our recording setup.</text:p>
        </text:list-item>
        <text:list-item>
          <text:p text:style-name="P5">Introduction to programming by teaching how to read a .ncs file.</text:p>
          <text:list>
            <text:list-item>
              <text:p text:style-name="P5">Introduce basic concepts of variable types, values etc.</text:p>
            </text:list-item>
            <text:list-item>
              <text:p text:style-name="P5">Explain the file format of .ncs using NeuralynxDataFileFormat.pdf</text:p>
            </text:list-item>
            <text:list-item>
              <text:p text:style-name="P5">Go though loadCSC.m line by line (usually takes up to 2 days) to introduce concepts like if and for by example.</text:p>
            </text:list-item>
          </text:list>
        </text:list-item>
        <text:list-item>
          <text:p text:style-name="P5">Give them tasks to complete on their own.</text:p>
        </text:list-item>
        <text:list-item>
          <text:p text:style-name="P5">Once completed, discuss their solutions line by line.</text:p>
        </text:list-item>
      </text:list>
      <text:p text:style-name="P2"/>
      <text:p text:style-name="P3">Tasks:</text:p>
      <text:p text:style-name="P2"/>
      <text:p text:style-name="P1"><text:span text:style-name="Teletype"><text:span text:style-name="T1">Working with the first 10 minutes of your data:<text:line-break/><text:line-break/>Use the doc or help function to get more information if you are stuck....or google....also feel free to work in a team.</text:span></text:span></text:p>
      <text:p text:style-name="P1"><text:span text:style-name="Teletype"><text:span text:style-name="T1"/></text:span></text:p>
      <text:p text:style-name="P1"><text:span text:style-name="Teletype"><text:span text:style-name="T2">1.</text:span></text:span><text:span text:style-name="Teletype"><text:span text:style-name="T1"> Plot the first spike that we detected</text:span></text:span></text:p>
      <text:p text:style-name="P1"><text:span text:style-name="Teletype"><text:span text:style-name="T1"/></text:span></text:p>
      <text:p text:style-name="P1"><text:span text:style-name="Teletype"><text:span text:style-name="T2">2. </text:span></text:span><text:span text:style-name="Teletype"><text:span text:style-name="T1">Plot the first, the middle and the last spike we detected in the same window.</text:span></text:span></text:p>
      <text:p text:style-name="P1"><text:span text:style-name="Teletype"><text:span text:style-name="T1"/></text:span></text:p>
      <text:p text:style-name="P1"><text:span text:style-name="Teletype"><text:span text:style-name="T2">3.</text:span></text:span><text:span text:style-name="Teletype"><text:span text:style-name="T1"> Plot all spikes and the mean spike on top in the same window</text:span></text:span></text:p>
      <text:p text:style-name="P1"><text:span text:style-name="Teletype"><text:span text:style-name="T1"/></text:span></text:p>
      <text:p text:style-name="P1"><text:span text:style-name="Teletype"><text:span text:style-name="T2">4.</text:span></text:span><text:span text:style-name="Teletype"><text:span text:style-name="T1"> Plot the mean spike and the standard deviation in the same window</text:span></text:span></text:p>
      <text:p text:style-name="P1"><text:span text:style-name="Teletype"><text:span text:style-name="T1"/></text:span></text:p>
      <text:p text:style-name="P1"><text:span text:style-name="Teletype"><text:span text:style-name="T2">5. </text:span></text:span><text:span text:style-name="Teletype"><text:span text:style-name="T1">Write a short script that will result in an animation that will add the spikes consecutively to the figure with some delay in between.</text:span></text:span></text:p>
      <text:p text:style-name="P1"><text:span text:style-name="Teletype"><text:span text:style-name="T1"/></text:span></text:p>
      <text:p text:style-name="P1"><text:span text:style-name="Teletype"><text:span text:style-name="T2">6. </text:span></text:span><text:span text:style-name="Teletype"><text:span text:style-name="T1">Use the code of task 5 and color the spikes in a way that the earlier spikes are blue and the newer spikes colors slowly fade from blue to white.</text:span></text:span></text:p>
      <text:p text:style-name="P1"><text:span text:style-name="Teletype"><text:span text:style-name="T1"/></text:span></text:p>
      <text:p text:style-name="P1"><text:span text:style-name="Teletype"><text:span text:style-name="T2">7.</text:span></text:span><text:span text:style-name="Teletype"><text:span text:style-name="T1"> Some of the spikes are or have artifacts. Write a function that plots only the artifacts. Come up with your own definition what an artifact is.</text:span></text:span></text:p>
      <text:p text:style-name="P1"><text:span text:style-name="Teletype"><text:span text:style-name="T1"><text:s/></text:span></text:span></text:p>
      <text:p text:style-name="P1"><text:span text:style-name="Teletype"><text:span text:style-name="T2">8. </text:span></text:span><text:span text:style-name="Teletype"><text:span text:style-name="T1">Generate a raster plot of the first 10 minutes of your data.</text:span></text:span></text:p>
      <text:p text:style-name="P1"><text:span text:style-name="Teletype"><text:span text:style-name="T1"/></text:span></text:p>
      <text:p text:style-name="P1"><text:span text:style-name="Teletype"><text:span text:style-name="T2">9.</text:span></text:span><text:span text:style-name="Teletype"><text:span text:style-name="T1"> Change the x-axes of your raster plot to seconds instead of points.</text:span></text:span></text:p>
      <text:p text:style-name="P1"><text:span text:style-name="Teletype"><text:span text:style-name="T1"/></text:span></text:p>
      <text:p text:style-name="P1"><text:span text:style-name="Teletype"><text:span text:style-name="T2">10.</text:span></text:span><text:span text:style-name="Teletype"><text:span text:style-name="T1"> Simulate a spiking neuron using a poisson process.</text:span></text:span></text:p>
      <text:p text:style-name="P1"><text:span text:style-name="Teletype"><text:span text:style-name="T1"/></text:span></text:p>
      <text:p text:style-name="P1"><text:span text:style-name="Teletype"><text:span text:style-name="T2">11.</text:span></text:span><text:span text:style-name="Teletype"><text:span text:style-name="T1"> Reconstruct the spike train using "cluster_class" and "spikes" and use different colors for different clusters</text:span></text:span></text:p>
      <text:p text:style-name="P1"><text:span text:style-name="Teletype"><text:span text:style-name="T1"/></text:span></text:p>
      <text:p text:style-name="P1"><text:span text:style-name="Teletype"><text:span text:style-name="T2">12.</text:span></text:span><text:span text:style-name="Teletype"><text:span text:style-name="T1"> Compare the mean spikes and standard deviations of all clusters. Do you see differences? What might be the reason for those differences? How might that be a problem in spike sorting?</text:span></text:span></text:p>
      <text:p text:style-name="P1"><text:span text:style-name="Teletype"><text:span text:style-name="T1"/></text:span></text:p>
      <text:p text:style-name="P1"><text:span text:style-name="Teletype"><text:span text:style-name="T2">13.</text:span></text:span><text:span text:style-name="Teletype"><text:span text:style-name="T1"> Calculate the autocorrelation and the Cross-Correlation of each clusters (and the 3 possible combinations of clusters) reconstructed spike train.</text:span></text:span></text:p>
      <text:p text:style-name="P2"/>
      <text:p text:style-name="P1"><text:span text:style-name="Teletype"><text:span text:style-name="T2">More tasks:</text:span></text:span><text:span text:style-name="Teletype"><text:span text:style-name="T1"><text:line-break/><text:line-break/></text:span></text:span><text:span text:style-name="Teletype"><text:span text:style-name="T2">Task 1:</text:span></text:span><text:span text:style-name="Teletype"><text:span text:style-name="T1"><text:line-break/>Create a figure that has two button widgets. One in the bottom left corner, one in the bottom right corner. Fill their respective callback functions with disp("Left") and disp("right"), so that when you click on the right button it will display right and when you click on the left button it will display left.<text:line-break/><text:line-break/></text:span></text:span><text:span text:style-name="Teletype"><text:span text:style-name="T2">Task 2:</text:span></text:span><text:span text:style-name="Teletype"><text:span text:style-name="T1"><text:line-break/>Change the callback functions in a way, that they load 10s of raw data from the an ncs file and display it in the same figure as the buttons. When you click left, make it load the next 10s and when you click right, make it load the previous </text:span></text:span><text:soft-page-break/><text:span text:style-name="Teletype"><text:span text:style-name="T1">10s of raw data.<text:line-break/><text:line-break/></text:span></text:span><text:span text:style-name="Teletype"><text:span text:style-name="T2">Task 3:</text:span></text:span><text:span text:style-name="Teletype"><text:span text:style-name="T1"><text:line-break/>Include another plot in the figure, that displays the filtered data (ellip filter between 0.3kHz and 3.0kHz) below the plot that displays the raw data.</text:span></text:span></text:p>
      <text:p text:style-name="P2"/>
      <text:p text:style-name="P1"><text:span text:style-name="Teletype"><text:span text:style-name="T2">Task 4:</text:span></text:span><text:span text:style-name="Teletype"><text:span text:style-name="T1"><text:line-break/>Include a textbox widget in your figure that determines how much data (in minutes) will be loaded per click (instead of the fixed 10 minutes). Fill it with a default value. Make sure the scripts doesn't crash if someone enters a string or nothing in the textbox and clicks a button.<text:line-break/><text:line-break/></text:span></text:span><text:span text:style-name="Teletype"><text:span text:style-name="T2">Task 5:</text:span></text:span><text:span text:style-name="Teletype"><text:span text:style-name="T1"><text:line-break/>Include another button and another textbox. The button should say "Jump to" and should cause the figure to display data that starts at what has been entered in the second textbox (in minutes). Make sure the scripts doesn't crash if someone enters a string or nothing in the textbox and clicks the button.<text:line-break/><text:line-break/>Some points to notice:<text:line-break/>-Make sure to only load the data you currently need to plot. Load it directly from the ncs file, so you don't run into problems for ncs files that include 12 hour recordings.<text:line-break/>-Make sure the buttons and textbox widges position and scale with the window. If you maximize the window, the buttons should still be left and right and not suddenly both left or both right.</text:span></text:span><text:span text:style-name="T1"> </text:span></text:p>
      <text:p text:style-name="P2"/>
      <text:p text:style-name="P1"><text:span text:style-name="Teletype"><text:span text:style-name="T2">Task 6:</text:span></text:span><text:span text:style-name="Teletype"><text:span text:style-name="T1"><text:line-break/>Each ncs record has a header that includes a timestamp encoded as uint64. I attached the FileFormat PDF to this eMail so you can look that up any time (Continuously Sampled Record).<text:line-break/>The data is coming in via something called a ring-buffer. It is basically an array inside the ATLAS system in which datapoints are stored. The reason it is called a ring buffer is that it has a fixed size and once it is full, it goes back to the beginning and starts overwriting the data in the beginning of the array with new data. Thus it is important to read the ring buffer faster than what it takes to fill it up. Otherwise, the data you missed to read, will be lost. Unfortunately, this can happen from time to time. Especially if one or more computers life-stream the data via Ethernet.<text:line-break/>Thus it could be that even though all our packages are filled, there are gaps in the data that you can only identify by checking the timestamps of every package you get.<text:line-break/>Now that you have the background, I want you to change your script in a way, that it first reads all the data you need (same as with previous tasks) but then, also read all the qwTimeStamp and all the dwNumValidSamples. So that you will need 3 reads instead of one (do NOT loop over every package for file reading, this will take a long long time). Now that you have three arrays (datapoints, timestamps and validSamples) you can start looping over length(timestamps) [or length(validSamples)] to check for gaps in your data. Create a new vector that includes those gaps (for the gaps just choose the value 0 in the datapoints array) and mark gaps in the plots with big red lines.<text:line-break/><text:line-break/></text:span></text:span><text:span text:style-name="Teletype"><text:span text:style-name="T2">Task 7:</text:span></text:span><text:span text:style-name="Teletype"><text:span text:style-name="T1"><text:line-break/>Datapoints are saved as int16 within the Continuously Sampled Records. Whenever the signal goes out of range it will have the most positive or most negative value you can encode using int16. If you don't remember, find out what those values are and detect whenever this happens and mark those periods with a big green line in the figures.</text:span></text:span><text:span text:style-name="T1"> </text:span></text:p>
      <text:p text:style-name="P2"/>
      <text:p text:style-name="P1"><text:span text:style-name="Teletype"><text:span text:style-name="T2">Task 8:</text:span></text:span><text:span text:style-name="Teletype"><text:span text:style-name="T1"><text:line-break/>Use one of your ncs files to create a new ncs file.<text:line-break/>-Open your new file<text:line-break/>-Insert the 16kb header (you can just copy it from your original ncs file)<text:line-break/>-Fill it with packages (use the datapoints from your original ncs files)<text:line-break/>-Randomly, with a change of 5%, add a random number between 100µs and 500.000µs to the qwTimeStamp of that package (be aware that this means you need to add this offset to all consecutive packages as well, the timestamp should always increase from one package to the next).<text:line-break/>-Randomly, with a change of 1%, set dwNumValidSamples to a number between 1 and 511 and fill the unused part of the 512 int16 array with zeros.<text:line-break/><text:line-break/>Use this newly generate ncs file to test if what you created in Task 6 and 7 is working properly.</text:span></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4:20:17.79</meta:creation-date>
    <dc:date>2017-11-17T15:23:13.86</dc:date>
    <meta:editing-duration>PT6M</meta:editing-duration>
    <meta:editing-cycles>3</meta:editing-cycles>
    <meta:generator>OpenOffice/4.0.1$Win32 OpenOffice.org_project/401m5$Build-9714</meta:generator>
    <meta:document-statistic meta:table-count="0" meta:image-count="0" meta:object-count="0" meta:page-count="2" meta:paragraph-count="29" meta:word-count="1176" meta:character-count="6491"/>
  </office:meta>
</office:document-meta>
</file>